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3" svg:font-family="Calibri"/>
    <style:font-face style:name="Calibri1" svg:font-family="Calibri1"/>
    <style:font-face style:name="Calibri2" svg:font-family="Calibri" style:font-family-generic="swis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85cm"/>
    </style:style>
    <style:style style:name="co2" style:family="table-column">
      <style:table-column-properties fo:break-before="auto" style:column-width="4.117cm"/>
    </style:style>
    <style:style style:name="co3" style:family="table-column">
      <style:table-column-properties fo:break-before="auto" style:column-width="10.527cm"/>
    </style:style>
    <style:style style:name="co4" style:family="table-column">
      <style:table-column-properties fo:break-before="auto" style:column-width="7.726cm"/>
    </style:style>
    <style:style style:name="co5" style:family="table-column">
      <style:table-column-properties fo:break-before="auto" style:column-width="5.602cm"/>
    </style:style>
    <style:style style:name="co6" style:family="table-column">
      <style:table-column-properties fo:break-before="auto" style:column-width="4.817cm"/>
    </style:style>
    <style:style style:name="co7" style:family="table-column">
      <style:table-column-properties fo:break-before="auto" style:column-width="2.258cm"/>
    </style:style>
    <style:style style:name="ro1" style:family="table-row">
      <style:table-row-properties style:row-height="0.529cm" fo:break-before="auto" style:use-optimal-row-height="true"/>
    </style:style>
    <style:style style:name="ro2" style:family="table-row">
      <style:table-row-properties style:row-height="9.329cm" fo:break-before="auto" style:use-optimal-row-height="true"/>
    </style:style>
    <style:style style:name="ro3" style:family="table-row">
      <style:table-row-properties style:row-height="10.943cm" fo:break-before="auto" style:use-optimal-row-height="true"/>
    </style:style>
    <style:style style:name="ro4" style:family="table-row">
      <style:table-row-properties style:row-height="4.888cm" fo:break-before="auto" style:use-optimal-row-height="true"/>
    </style:style>
    <style:style style:name="ro5" style:family="table-row">
      <style:table-row-properties style:row-height="2.868cm" fo:break-before="auto" style:use-optimal-row-height="true"/>
    </style:style>
    <style:style style:name="ro6" style:family="table-row">
      <style:table-row-properties style:row-height="29.9cm" fo:break-before="auto" style:use-optimal-row-height="true"/>
    </style:style>
    <style:style style:name="ro7" style:family="table-row">
      <style:table-row-properties style:row-height="7.713cm" fo:break-before="auto" style:use-optimal-row-height="true"/>
    </style:style>
    <style:style style:name="ro8" style:family="table-row">
      <style:table-row-properties style:row-height="9.733cm" fo:break-before="auto" style:use-optimal-row-height="true"/>
    </style:style>
    <style:style style:name="ro9" style:family="table-row">
      <style:table-row-properties style:row-height="2.464cm" fo:break-before="auto" style:use-optimal-row-height="true"/>
    </style:style>
    <style:style style:name="ro10" style:family="table-row">
      <style:table-row-properties style:row-height="8.117cm" fo:break-before="auto" style:use-optimal-row-height="true"/>
    </style:style>
    <style:style style:name="ro11" style:family="table-row">
      <style:table-row-properties style:row-height="4.484cm" fo:break-before="auto" style:use-optimal-row-height="true"/>
    </style:style>
    <style:style style:name="ro12" style:family="table-row">
      <style:table-row-properties style:row-height="15.385cm" fo:break-before="auto" style:use-optimal-row-height="true"/>
    </style:style>
    <style:style style:name="ro13" style:family="table-row">
      <style:table-row-properties style:row-height="10.964cm" fo:break-before="auto" style:use-optimal-row-height="true"/>
    </style:style>
    <style:style style:name="ro14" style:family="table-row">
      <style:table-row-properties style:row-height="4.08c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wrap-option="wrap"/>
      <style:paragraph-properties fo:text-align="start" fo:margin-left="0cm"/>
      <style:text-properties style:font-name="Calibri" fo:font-size="12pt" style:font-size-asian="12pt" style:font-size-complex="12pt"/>
    </style:style>
    <style:style style:name="ce2" style:family="table-cell" style:parent-style-name="Default">
      <style:table-cell-properties fo:background-color="#bdd7e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2" style:font-size-complex="12pt" style:font-style-complex="normal" style:font-weight-complex="bold"/>
    </style:style>
    <style:style style:name="ce13" style:family="table-cell" style:parent-style-name="Default">
      <style:table-cell-properties style:text-align-source="fix" style:repeat-content="false" fo:wrap-option="wrap" fo:border="0.06pt solid #000000" style:vertical-align="middle"/>
      <style:paragraph-properties fo:text-align="start" fo:margin-left="0cm"/>
      <style:text-properties style:font-name="Calibri" fo:font-size="11pt" style:font-size-asian="11pt" style:font-size-complex="11pt"/>
    </style:style>
    <style:style style:name="ce14" style:family="table-cell" style:parent-style-name="Default">
      <style:table-cell-properties style:text-align-source="fix" style:repeat-content="false" fo:wrap-option="wrap"/>
      <style:paragraph-properties fo:text-align="start" fo:margin-left="0cm"/>
      <style:text-properties style:font-name="Calibri" fo:font-size="11pt" style:font-size-asian="11pt" style:font-size-complex="11pt"/>
    </style:style>
    <style:style style:name="ce5" style:family="table-cell" style:parent-style-name="Default">
      <style:table-cell-properties style:text-align-source="fix" style:repeat-content="false" fo:wrap-option="wrap"/>
      <style:paragraph-properties fo:text-align="start" fo:margin-left="0cm"/>
      <style:text-properties style:font-name="Calibri" fo:font-size="12pt" fo:font-weight="bold" style:font-size-asian="12pt" style:font-weight-asian="bold" style:font-size-complex="12pt" style:font-weight-complex="bold"/>
    </style:style>
    <style:style style:name="ce6" style:family="table-cell" style:parent-style-name="Default">
      <style:table-cell-properties style:text-align-source="fix" style:repeat-content="false" fo:wrap-option="wrap"/>
      <style:paragraph-properties fo:text-align="start" fo:margin-left="0cm"/>
      <style:text-properties fo:color="#000000" style:font-name="Calibri" fo:font-size="12pt" fo:language="en" fo:country="IN" fo:font-weight="bold" style:font-size-asian="12pt" style:font-weight-asian="bold" style:font-name-complex="Calibri2" style:font-size-complex="12pt" style:font-weight-complex="bold"/>
    </style:style>
    <style:style style:name="ce7" style:family="table-cell" style:parent-style-name="Default">
      <style:table-cell-properties style:text-align-source="fix" style:repeat-content="false" fo:wrap-option="wrap" fo:border="0.06pt solid #000000" style:vertical-align="middle"/>
      <style:paragraph-properties fo:text-align="start" fo:margin-left="0cm"/>
      <style:text-properties style:font-name="Calibri" fo:font-size="11pt" fo:font-weight="bold" style:font-size-asian="11pt" style:font-weight-asian="bold" style:font-size-complex="11pt" style:font-weight-complex="bold"/>
    </style:style>
    <style:style style:name="ce8" style:family="table-cell" style:parent-style-name="Default">
      <style:table-cell-properties style:text-align-source="fix" style:repeat-content="false" fo:wrap-option="wrap" fo:border="0.06pt solid #000000" style:vertical-align="middle"/>
      <style:paragraph-properties fo:text-align="start" fo:margin-left="0cm"/>
      <style:text-properties style:font-name="Calibri" fo:font-size="12pt" fo:font-weight="bold" style:font-size-asian="12pt" style:font-weight-asian="bold" style:font-size-complex="12pt" style:font-weight-complex="bold"/>
    </style:style>
    <style:style style:name="ce9"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Calibri"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table-cell-properties style:text-align-source="fix" style:repeat-content="false" fo:wrap-option="wrap" fo:border="0.06pt solid #000000" style:vertical-align="middle"/>
      <style:paragraph-properties fo:text-align="start" fo:margin-left="0cm"/>
      <style:text-properties fo:color="#000000" style:font-name="Calibri2" fo:font-size="11pt" fo:language="en" fo:country="IN" style:font-name-asian="Calibri3" style:font-size-asian="11pt" style:font-name-complex="Calibri3" style:font-size-complex="11pt"/>
    </style:style>
    <style:style style:name="ce21" style:family="table-cell" style:parent-style-name="Default">
      <style:table-cell-properties style:text-align-source="fix" style:repeat-content="false" fo:wrap-option="wrap" fo:border="0.06pt solid #000000" style:vertical-align="middle"/>
      <style:paragraph-properties fo:text-align="start" fo:margin-left="0cm"/>
      <style:text-properties fo:color="#000000" style:font-name="Calibri2" fo:font-size="11pt" style:font-name-asian="Calibri3" style:font-size-asian="11pt" style:font-name-complex="Calibri3" style:font-size-complex="11pt"/>
    </style:style>
    <style:style style:name="ce18" style:family="table-cell" style:parent-style-name="Default">
      <style:table-cell-properties style:text-align-source="fix" style:repeat-content="false" fo:wrap-option="wrap" fo:border="0.06pt solid #000000" style:vertical-align="middle"/>
      <style:paragraph-properties fo:text-align="start" fo:margin-left="0cm"/>
      <style:text-properties fo:color="#000000" style:font-name="Calibri1" fo:font-size="11pt" style:font-name-asian="Calibri1" style:font-size-asian="11pt" style:font-name-complex="Calibri1" style:font-size-complex="11pt"/>
    </style:style>
    <style:style style:name="ce19" style:family="table-cell" style:parent-style-name="Default">
      <style:table-cell-properties style:text-align-source="fix" style:repeat-content="false" fo:wrap-option="wrap" fo:border="0.06pt solid #000000" style:vertical-align="middle"/>
      <style:paragraph-properties fo:text-align="start" fo:margin-left="0cm"/>
      <style:text-properties style:use-window-font-color="true"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Calibri" fo:font-size="11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1pt" style:font-size-complex="11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Calibri" fo:font-size="11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1pt" style:font-size-complex="11pt" style:font-style-asian="normal" style:font-style-complex="normal" style:text-emphasize="none" style:font-relief="none" style:text-overline-style="none" style:text-overline-color="font-color" fo:font-weight="bold" style:font-weight-asian="bold" style:font-weight-complex="bold"/>
    </style:style>
    <style:style style:name="T4" style:family="text">
      <style:text-properties fo:color="#000000" fo:font-size="11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Calibr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alibr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Calibri" style:text-line-through-mode="continuous" fo:language="en" fo:country="US" style:language-asian="zh" style:country-asian="CN" style:language-complex="hi" style:country-complex="IN" style:text-emphasize="none" style:font-relief="none" style:text-overline-style="none" style:text-overline-color="font-color" fo:color="#000000" fo:font-size="12pt" fo:font-weight="normal" style:text-underline-style="none" style:text-underline-color="font-color" style:text-line-through-type="none" fo:font-style="normal" style:text-outline="false" fo:text-shadow="none" style:font-name-asian="Calibri" style:font-name-complex="Calibri" style:font-size-asian="12pt" style:font-size-complex="12pt" style:font-weight-asian="normal" style:font-weight-complex="normal" style:font-style-asian="normal" style:font-style-complex="normal"/>
    </style:style>
    <style:style style:name="T7" style:family="text">
      <style:text-properties style:font-name="Calibri" style:text-line-through-mode="continuous" fo:language="en" fo:country="US" style:language-asian="zh" style:country-asian="CN" style:language-complex="hi" style:country-complex="IN" style:text-emphasize="none" style:font-relief="none" style:text-overline-style="none" style:text-overline-color="font-color" fo:color="#000000" fo:font-weight="normal" style:text-underline-style="none" style:text-underline-color="font-color" style:text-line-through-type="none" fo:font-style="normal" style:text-outline="false" fo:text-shadow="none" style:font-weight-asian="normal" style:font-weight-complex="normal" style:font-style-asian="normal" style:font-style-complex="normal" style:font-size-complex="11pt" style:font-size-asian="11pt" style:font-name-complex="Calibri" style:font-name-asian="Calibri" fo:font-size="11pt"/>
    </style:style>
    <style:style style:name="T8"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alibr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14"/>
        <table:table-column table:style-name="co2" table:default-cell-style-name="ce5"/>
        <table:table-column table:style-name="co3" table:default-cell-style-name="ce14"/>
        <table:table-column table:style-name="co4" table:default-cell-style-name="ce14"/>
        <table:table-column table:style-name="co5" table:default-cell-style-name="ce14"/>
        <table:table-column table:style-name="co6" table:default-cell-style-name="ce14"/>
        <table:table-column table:style-name="co7" table:number-columns-repeated="1016" table:default-cell-style-name="ce14"/>
        <table:table-row table:style-name="ro1">
          <table:table-cell table:style-name="ce11"/>
          <table:table-cell/>
          <table:table-cell table:style-name="ce11" table:number-columns-repeated="1020"/>
        </table:table-row>
        <table:table-row table:style-name="ro1">
          <table:table-cell table:style-name="ce11"/>
          <table:table-cell table:style-name="ce6" office:value-type="string" calcext:value-type="string">
            <text:p>Assumption :</text:p>
          </table:table-cell>
          <table:table-cell table:style-name="ce11" table:number-columns-repeated="1020"/>
        </table:table-row>
        <table:table-row table:style-name="ro1" table:number-rows-repeated="2">
          <table:table-cell table:style-name="ce11"/>
          <table:table-cell/>
          <table:table-cell table:style-name="ce11" table:number-columns-repeated="1020"/>
        </table:table-row>
        <table:table-row table:style-name="ro1">
          <table:table-cell table:style-name="ce2" office:value-type="string" calcext:value-type="string">
            <text:p>#</text:p>
          </table:table-cell>
          <table:table-cell table:style-name="ce2" office:value-type="string" calcext:value-type="string">
            <text:p>Feature</text:p>
          </table:table-cell>
          <table:table-cell table:style-name="ce2" office:value-type="string" calcext:value-type="string">
            <text:p>User Story</text:p>
          </table:table-cell>
          <table:table-cell table:style-name="ce2" office:value-type="string" calcext:value-type="string">
            <text:p>Acceptance Criteria</text:p>
          </table:table-cell>
          <table:table-cell table:style-name="ce2" office:value-type="string" calcext:value-type="string">
            <text:p>Description</text:p>
          </table:table-cell>
          <table:table-cell table:style-name="ce2" office:value-type="string" calcext:value-type="string">
            <text:p>Comments</text:p>
          </table:table-cell>
          <table:table-cell table:style-name="ce11" table:number-columns-repeated="1016"/>
        </table:table-row>
        <table:table-row table:style-name="ro2">
          <table:table-cell table:style-name="ce13" office:value-type="float" office:value="1" calcext:value-type="float">
            <text:p>1</text:p>
          </table:table-cell>
          <table:table-cell table:style-name="ce7" office:value-type="string" calcext:value-type="string">
            <text:p>Signup</text:p>
          </table:table-cell>
          <table:table-cell table:style-name="ce13" office:value-type="string" calcext:value-type="string">
            <text:p><text:span text:style-name="T1">As a new user, I want to register by creating a username and password so that the system can remember me and my data.</text:span></text:p>
            <text:p><text:span text:style-name="T1"/></text:p>
            <text:p><text:span text:style-name="T2"/></text:p>
            <text:p><text:span text:style-name="T1">Sign up:</text:span></text:p>
            <text:p><text:span text:style-name="T2">As a user,we  can create new account</text:span></text:p>
            <text:p><text:span text:style-name="T2"/></text:p>
            <text:p><text:span text:style-name="T2"> Data fields: first name, surname,email,password,Re-enter password, Date of birth, Gender.</text:span></text:p>
            <text:p><text:span text:style-name="T2"/></text:p>
            <text:p><text:span text:style-name="T2"> </text:span></text:p>
            <text:p><text:span text:style-name="T2">Error Alert:</text:span></text:p>
            <text:p><text:span text:style-name="T2">    1. Anything missing in the data fields mention in  Red cross mark </text:span></text:p>
            <text:p><text:span text:style-name="T2">   2. Password at least 7 character, 1 number, 1 Uppercase, 1 lower case, 1 special character. Green mark for valid password.</text:span></text:p>
            <text:p><text:span text:style-name="T2">   3.Re-enter Password(if do not match, show error alert “password entry does not match”)</text:span></text:p>
            <text:p><text:span text:style-name="T2">   4.If user already exists – error message(user account already taken -please enter another account)</text:span></text:p>
            <text:p><text:span text:style-name="T2">   5. Give valid data of birth</text:span></text:p>
            <text:p><text:span text:style-name="T2">   6. After successful validation of all entered fields and click submit button.</text:span></text:p>
            <text:p><text:span text:style-name="T2">7. Once signup Notification should be sent  to user mail</text:span></text:p>
          </table:table-cell>
          <table:table-cell table:style-name="ce13" office:value-type="string" calcext:value-type="string">
            <text:p>Given that I am a new user, when I go to the sign up page and enter an username and password and click on sign up, then I am successfully registered and able to log in with my chosen credentials.</text:p>
          </table:table-cell>
          <table:table-cell table:style-name="ce13" table:number-columns-repeated="2"/>
          <table:table-cell table:style-name="ce11" table:number-columns-repeated="1016"/>
        </table:table-row>
        <table:table-row table:style-name="ro3">
          <table:table-cell table:style-name="ce13" office:value-type="float" office:value="2" calcext:value-type="float">
            <text:p>2</text:p>
          </table:table-cell>
          <table:table-cell table:style-name="ce8" office:value-type="string" calcext:value-type="string">
            <text:p>Login</text:p>
          </table:table-cell>
          <table:table-cell table:style-name="ce13" office:value-type="string" calcext:value-type="string">
            <text:p><text:span text:style-name="T3">As a registered user, I want to log in with my username and password so that the system can authenticate me and I can trust it.</text:span></text:p>
            <text:p><text:span text:style-name="T3"/></text:p>
            <text:p><text:span text:style-name="T2"> </text:span><text:span text:style-name="T3">Login:</text:span></text:p>
            <text:p><text:span text:style-name="T2">As a user, we can login via our email and Password.</text:span></text:p>
            <text:p/>
            <text:p><text:span text:style-name="T2"> Data fields: Email(Mandatory), Password(Mandatory)</text:span></text:p>
            <text:p/>
            <text:p><text:span text:style-name="T2"> Error alert: </text:span></text:p>
            <text:p><text:span text:style-name="T2">   1.All fields are required (email/password fields can not be empty)</text:span></text:p>
            <text:p><text:span text:style-name="T2">   2.Eye sign for password view and hide</text:span></text:p>
            <text:p><text:span text:style-name="T2">   3.Enter Login button(If user does not have            account show error alert as “the email address you entered  is not connected to an account” find your ac or create one new ac)</text:span></text:p>
            <text:p><text:span text:style-name="T2">   4. Forgotten  Password (send code to reset password via email )</text:span></text:p>
            <text:p><text:span text:style-name="T2">   5. Once click on Login button user can enter into  home page.                                                                                                                                    </text:span></text:p>
            <text:p><text:span text:style-name="T2"/></text:p>
            <text:p><text:span text:style-name="T2">Forgotten password</text:span></text:p>
            <text:p><text:span text:style-name="T2">Change my password.</text:span></text:p>
            <text:p><text:span text:style-name="T2">Store a cookie to remember my identity</text:span></text:p>
            <text:p><text:span text:style-name="T2">Administrator can trigger a reset of my password.</text:span></text:p>
            <text:p><text:span text:style-name="T2">Register as a user</text:span></text:p>
            <text:p><text:span text:style-name="T2">Administrator can register me on my behalf</text:span></text:p>
            <text:p><text:span text:style-name="T2">Synchronise or share my id with another authentication system (e.g. Facebook)</text:span></text:p>
          </table:table-cell>
          <table:table-cell table:style-name="ce13" office:value-type="string" calcext:value-type="string">
            <text:p>1. Given that I am a registered user and logged out, if I go to the log in page and enter my username and password and click on Log in, then the data associated to my user should be accessible.</text:p>
            <text:p/>
            <text:p>2. Given that I am a registered user and logged out, if I go to the log in page and enter my username but an incorrect password and click on Log in, then log in fails with an error message that specifies that the username or password was wrong.</text:p>
          </table:table-cell>
          <table:table-cell table:style-name="ce13" office:value-type="string" calcext:value-type="string">
            <text:p>User can signup and then can able to login into application</text:p>
          </table:table-cell>
          <table:table-cell table:style-name="ce13"/>
          <table:table-cell table:number-columns-repeated="1016"/>
        </table:table-row>
        <table:table-row table:style-name="ro4">
          <table:table-cell table:style-name="ce13" office:value-type="float" office:value="3" calcext:value-type="float">
            <text:p>3</text:p>
          </table:table-cell>
          <table:table-cell table:style-name="ce8" office:value-type="string" calcext:value-type="string">
            <text:p>Search</text:p>
          </table:table-cell>
          <table:table-cell table:style-name="ce13" office:value-type="string" calcext:value-type="string">
            <text:p><text:span text:style-name="T2">1.Create search box and search icon.</text:span></text:p>
            <text:p><text:span text:style-name="T2">Search Landing page:</text:span></text:p>
            <text:p/>
            <text:p><text:span text:style-name="T2">1.As a user, I want to able to search Employees/ friends by their name, id and designation  so that I can communicate with them.</text:span></text:p>
            <text:p><text:span text:style-name="T2">2. Refine my search with searching “case-sensitive”,”match-word” and punctuation-sensitive.</text:span></text:p>
            <text:p><text:span text:style-name="T2">3. Limit the search to a specific date and/or time</text:span></text:p>
            <text:p><text:span text:style-name="T2">Search Result Page:</text:span></text:p>
            <text:p><text:span text:style-name="T2">1. User can see the result page in a list with all information.</text:span></text:p>
            <text:p><text:span text:style-name="T2">2.User can filter the result by choosing specific sections, administrations and dates/times</text:span></text:p>
          </table:table-cell>
          <table:table-cell table:style-name="ce13"/>
          <table:table-cell table:style-name="ce13" office:value-type="string" calcext:value-type="string">
            <text:p>Search Employees/ Friend (by name,id or skills)</text:p>
          </table:table-cell>
          <table:table-cell table:style-name="ce13"/>
          <table:table-cell table:number-columns-repeated="1016"/>
        </table:table-row>
        <table:table-row table:style-name="ro5">
          <table:table-cell table:style-name="ce13" office:value-type="float" office:value="4" calcext:value-type="float">
            <text:p>4</text:p>
          </table:table-cell>
          <table:table-cell table:style-name="ce8" office:value-type="string" calcext:value-type="string">
            <text:p>Notifications</text:p>
          </table:table-cell>
          <table:table-cell table:style-name="ce13" office:value-type="string" calcext:value-type="string">
            <text:p><text:span text:style-name="T2">As a user I want to receive notifications when  Employees add commands, successful Achievements and their Activities.</text:span></text:p>
            <text:p><text:span text:style-name="T2">Push Notifications</text:span></text:p>
            <text:p><text:span text:style-name="T2">1.Say congrats </text:span></text:p>
            <text:p><text:span text:style-name="T2">2.Rate Us: Later or Now option</text:span></text:p>
            <text:p><text:span text:style-name="T2">3. Meetup : Register or Remind Later</text:span></text:p>
            <text:p><text:span text:style-name="T2">4. Send alert to attend new events within Organization.</text:span></text:p>
          </table:table-cell>
          <table:table-cell table:style-name="ce13"/>
          <table:table-cell table:style-name="ce13" office:value-type="string" calcext:value-type="string">
            <text:p>Push notifications is a powerful medium to keep the users notified with all the recent activities.</text:p>
          </table:table-cell>
          <table:table-cell table:style-name="ce13"/>
          <table:table-cell table:number-columns-repeated="1016"/>
        </table:table-row>
        <table:table-row table:style-name="ro6">
          <table:table-cell table:style-name="ce13" office:value-type="float" office:value="5" calcext:value-type="float">
            <text:p>5</text:p>
          </table:table-cell>
          <table:table-cell table:style-name="ce8" office:value-type="string" calcext:value-type="string">
            <text:p>Profile Page Creation</text:p>
          </table:table-cell>
          <table:table-cell table:style-name="ce13" office:value-type="string" office:string-value="1) Once signup is done, user should get a form and he should be able to upload following infos:&#10;a)Username (Textbox)(Mandiatory)&#10;b)Secondary name (Textbox)(Optional)&#10;c)photo (Upload entity)(Optional) (Hidden/visible)&#10;d)Phone number(Textbox)(Mandiatory) (Hidden/Visible)&#10;c)Skills(Combo box with multiple select option)(Mandiatory)&#10;d)Domain(Combo box with multiple select option)(Mandiatory)&#10;d)Experience (Combo box)(Mandiatory)&#10;        e)Hobbies(Textbox)(Optional)&#10;f)Profile visibility(Radio buttons)&#10;f)Submit button&#10;&#10;2)Username should be mandiatory and can be used as an alternative way to login into the system. &#10;a) If form is submitted without username then error should be shown at the username field of the form.&#10;   b) Checks like minimum and maximum limit on number of characters in user name&#10;        c) Checks like existence of username in database, spacing not allowed, should be done and if violated then error should be thrown &#10;   immediately(prior to submission of form)&#10;&#10;3)Secondary name is optional for user. &#10;a) Checks like minimum and maximum limit on number of characters in user name&#10;        b) Checks like name shouldn't contain anything other than alphabets and some defined set of characters like (.,- etc)&#10;  c) Automatic trimming of additional spaces between name and surname.&#10;&#10;4)uploading photo should be optional for user. &#10;a) Additonal check can be implemented that will use object detection to find out whether human face is present in the&#10;     uploaded photo and if not present then throw the error after form is submitted(This is due to heavy computation which shouldnt&#10;   be implemented at front end.&#10;b) two options for hiding photo from public and friend respectively should be given to user.&#10;&#10;5)Combo box should be displayed to user for choosing the IT skills&#10;a) if user chooses none then a text box should appear on the form and user should fill his skillset their. &#10;  b) Skills are mandiatory field and hence submitting form without filling this field should display error on that field.&#10;   d) Skills written in textbox must automaitcally remove additional spaces.&#10;&#10;6)Domain field will be same as Skill field for user. Here domain in which user has experienced should be entered.&#10;&#10;7)Experience field should be a combo box mentioning years of experience that user has. its a mandiatory field and hence&#10;  error should be raised if form is submitted without filling it.&#10;&#10;8)Hobbie field is optional for user. Additonal spaces should be removed.&#10;&#10;9)Phone number field is mandiatory for user and error must be raised when form is submitted if erroronous phone number &#10;is entered or if this field is blank. &#10;a) Phone number check can be done over number of digits and country code. &#10;b) two options for hiding phone number from public and friend respectively should be given to user.&#10;&#10;&#10;10) Profile visibility: Three radio buttons namely &quot;Private&quot;, &quot;Public&quot;, &quot;Friends&quot; shoud be provided to user.&#10;    a)If private then resetrict profile access of user only to user&#10;    b)If public then anyone can search the user on the social media and can access to his profile. User should be able to &#10;    c)If Friends then a search box should appear where user can add the contacts in social media that can access his profile." calcext:value-type="string">
            <text:p>1) Once signup is done, user should get a form and he should be able to upload following infos:</text:p>
            <text:p>a)Username (Textbox)(Mandiatory)</text:p>
            <text:p>b)Secondary name (Textbox)(Optional)</text:p>
            <text:p>c)photo (Upload entity)(Optional) (Hidden/visible)</text:p>
            <text:p>d)Phone number(Textbox)(Mandiatory) (Hidden/Visible)</text:p>
            <text:p>c)Skills(Combo box with multiple select option)(Mandiatory)</text:p>
            <text:p>d)Domain(Combo box with multiple select option)(Mandiatory)</text:p>
            <text:p>d)Experience (Combo box)(Mandiatory)</text:p>
            <text:p>        e)Hobbies(Textbox)(Optional)</text:p>
            <text:p>f)Profile visibility(Radio buttons)</text:p>
            <text:p>f)Submit button</text:p>
            <text:p/>
            <text:p>2)Username should be mandiatory and can be used as an alternative way to login into the system. </text:p>
            <text:p>a) If form is submitted without username then error should be shown at the username field of the form.</text:p>
            <text:p>   b) Checks like minimum and maximum limit on number of characters in user name</text:p>
            <text:p>        c) Checks like existence of username in database, spacing not allowed, should be done and if violated then error should be thrown </text:p>
            <text:p>   immediately(prior to submission of form)</text:p>
            <text:p/>
            <text:p>3)Secondary name is optional for user. </text:p>
            <text:p>a) Checks like minimum and maximum limit on number of characters in user name</text:p>
            <text:p>        b) Checks like name shouldn't contain anything other than alphabets and some defined set of characters like (.,- etc)</text:p>
            <text:p>  c) Automatic trimming of additional spaces between name and surname.</text:p>
            <text:p/>
            <text:p>4)uploading photo should be optional for user. </text:p>
            <text:p>a) Additonal check can be implemented that will use object detection to find out whether human face is present in the</text:p>
            <text:p>     uploaded photo and if not present then throw the error after form is submitted(This is due to heavy computation which shouldnt</text:p>
            <text:p>   be implemented at front end.</text:p>
            <text:p>b) two options for hiding photo from public and friend respectively should be given to user.</text:p>
            <text:p/>
            <text:p>5)Combo box should be displayed to user for choosing the IT skills</text:p>
            <text:p>a) if user chooses none then a text box should appear on the form and user should fill his skillset their. </text:p>
            <text:p>  b) Skills are mandiatory field and hence submitting form without filling this field should display error on that field.</text:p>
            <text:p>   d) Skills written in textbox must automaitcally remove additional spaces.</text:p>
            <text:p/>
            <text:p>6)Domain field will be same as Skill field for user. Here domain in which user has experienced should be entered.</text:p>
            <text:p/>
            <text:p>7)Experience field should be a combo box mentioning years of experience that user has. its a mandiatory field and hence</text:p>
            <text:p>  error should be raised if form is submitted without filling it.</text:p>
            <text:p/>
            <text:p>8)Hobbie field is optional for user. Additonal spaces should be removed.</text:p>
            <text:p/>
            <text:p>9)Phone number field is mandiatory for user and error must be raised when form is submitted if erroronous phone number </text:p>
            <text:p>is entered or if this field is blank. </text:p>
            <text:p>a) Phone number check can be done over number of digits and country code. </text:p>
            <text:p>b) two options for hiding phone number from public and friend respectively should be given to user.</text:p>
            <text:p/>
            <text:p/>
            <text:p>10) Profile visibility: Three radio buttons namely "Private", "Public", "Friends" shoud be provided to user.</text:p>
            <text:p>    a)If private then resetrict profile access of user only to user</text:p>
            <text:p>    b)If public then anyone can search the user on the social media and can access to his profile. User should be able to </text:p>
            <text:p>    c)If Friends then a search box should appear where user can add the contacts in social media that can access his profile.</text:p>
          </table:table-cell>
          <table:table-cell table:style-name="ce13"/>
          <table:table-cell table:style-name="ce13" office:value-type="string" calcext:value-type="string">
            <text:p>User can create own profile, - skills, photo, interest etc., Upload profile photo</text:p>
          </table:table-cell>
          <table:table-cell table:style-name="ce13"/>
          <table:table-cell table:number-columns-repeated="1016"/>
        </table:table-row>
        <table:table-row table:style-name="ro7">
          <table:table-cell table:style-name="ce13" office:value-type="float" office:value="6" calcext:value-type="float">
            <text:p>6</text:p>
          </table:table-cell>
          <table:table-cell table:style-name="ce8" office:value-type="string" calcext:value-type="string">
            <text:p>View Profile (Own + others)</text:p>
          </table:table-cell>
          <table:table-cell table:style-name="ce13" office:value-type="string" calcext:value-type="string">
            <text:p>View profile:</text:p>
            <text:p/>
            <text:p>1) User should have "view profile" button at home page be able to view all the above mentioned field and should be able to change and update them </text:p>
            <text:p>   individually with all the checks mentioned above.</text:p>
            <text:p>2)However username cannot be changed and can only be viewed.      </text:p>
            <text:p>Search profile of others:</text:p>
            <text:p/>
            <text:p>1) User should have a search box at home page using which he should be able to search other users using either username/emailid/name/secondary name.</text:p>
            <text:p>2) User should be given with facility of suggestions of username/emailid/name in the search box only for the users who have either public profile or </text:p>
            <text:p>   is friend of user</text:p>
            <text:p>3) List of friends should be displayed to user so that he dont have to go to search box.</text:p>
          </table:table-cell>
          <table:table-cell table:style-name="ce13"/>
          <table:table-cell table:style-name="ce13" office:value-type="string" calcext:value-type="string">
            <text:p>User can create event and share the link, Audience can attend it as per visibility</text:p>
          </table:table-cell>
          <table:table-cell table:style-name="ce13"/>
          <table:table-cell table:number-columns-repeated="1016"/>
        </table:table-row>
        <table:table-row table:style-name="ro8">
          <table:table-cell table:style-name="ce13" office:value-type="float" office:value="7" calcext:value-type="float">
            <text:p>7</text:p>
          </table:table-cell>
          <table:table-cell table:style-name="ce8" office:value-type="string" calcext:value-type="string">
            <text:p>Chatting</text:p>
          </table:table-cell>
          <table:table-cell table:style-name="ce13" office:value-type="string" calcext:value-type="string">
            <text:p>Chatting tool:</text:p>
            <text:p/>
            <text:p>1) chat button on home page should pop-out a chatbox that will tell provide a search box for searching profiles(Only public and friend profile should be searchable)</text:p>
            <text:p>2)once user choose one such user then a textboc in that chatbox should appear where user can type messages. </text:p>
            <text:p>3)Proper encryption of messages should be done using cryptographic algorithms and should be stored in database</text:p>
            <text:p>4) Chatbox history should be stored in database so that next time user open chatbox he can see the list of profile to whom he has chatted and the chat messages.</text:p>
            <text:p>5) For recieving user, message sent from sender should appear as message notification at home page and when the user open the notification, a chatbox should appear</text:p>
            <text:p>6)A chat blocking button should be given in chatbot to block sender from sending messages.</text:p>
            <text:p>7) Uploading and sending image should be included on chatbox.</text:p>
            <text:p>8)Uploading and sending videos and audios can be included as advanced feature of this chatbot.</text:p>
            <text:p>9) Help button on chatbot can be introduced that will open a Chatbot which will explain walkthrough of the various features of the social media app as per</text:p>
            <text:p>questions asked by the user</text:p>
          </table:table-cell>
          <table:table-cell table:style-name="ce13"/>
          <table:table-cell table:style-name="ce13" office:value-type="string" calcext:value-type="string">
            <text:p>It enables users to discuss one to one.</text:p>
          </table:table-cell>
          <table:table-cell table:style-name="ce13"/>
          <table:table-cell table:number-columns-repeated="1016"/>
        </table:table-row>
        <table:table-row table:style-name="ro9">
          <table:table-cell table:style-name="ce13" office:value-type="float" office:value="8" calcext:value-type="float">
            <text:p>8</text:p>
          </table:table-cell>
          <table:table-cell table:style-name="ce8" office:value-type="string" calcext:value-type="string">
            <text:p>Connections</text:p>
          </table:table-cell>
          <table:table-cell table:style-name="ce10" office:value-type="string" calcext:value-type="string">
            <text:p>After login ,user can able to click connection request. <text:s text:c="23"/>Once the user click on the “connection” button then user can accept or reject the request . <text:s text:c="75"/>&gt;Connections. <text:s text:c="103"/>1. Add connection. <text:s text:c="97"/>2. Accept/Reject connection. </text:p>
          </table:table-cell>
          <table:table-cell table:style-name="ce18" office:value-type="string" calcext:value-type="string">
            <text:p>Once user click on the 'Connection' button then user can accept the request</text:p>
          </table:table-cell>
          <table:table-cell table:style-name="ce13" office:value-type="string" calcext:value-type="string">
            <text:p><text:s/>(User can see his/her connections), also can send connection request, user can accept or decline the same</text:p>
          </table:table-cell>
          <table:table-cell table:style-name="ce13"/>
          <table:table-cell table:number-columns-repeated="1016"/>
        </table:table-row>
        <table:table-row table:style-name="ro10">
          <table:table-cell table:style-name="ce13" office:value-type="float" office:value="9" calcext:value-type="float">
            <text:p>9</text:p>
          </table:table-cell>
          <table:table-cell table:style-name="ce8" office:value-type="string" calcext:value-type="string">
            <text:p>Post Creation / Status updates</text:p>
          </table:table-cell>
          <table:table-cell table:style-name="ce10" office:value-type="string" calcext:value-type="string">
            <text:p><text:span text:style-name="T4">After user login, User can able to Create Post.                                                                     </text:span></text:p>
            <text:p><text:span text:style-name="T4">&gt;Create Post.                                                                                                        1. Text message.                                                                                                  2. Upload Image.                                                                                 &gt;Select Options.                                                                                                                                                                                                                                                                                                                                                 1. Public/Private.                                                                                                                                                                                                                         2. Friends.                                                                                                                                  </text:span></text:p>
            <text:p><text:span text:style-name="T4">1.Once the user click on the “create post” button then user create the text message.</text:span></text:p>
            <text:p><text:span text:style-name="T4">2.user can select the upload image  by click on “Photo” button in create post.                                                                                                    3.User can edit  the status after creating the post by click on edit button.                                                                                                   4.User can delete  the status after creating the post by click on delete/trash button.</text:span></text:p>
          </table:table-cell>
          <table:table-cell table:style-name="ce18" office:value-type="string" calcext:value-type="string">
            <text:p>Once user click on the 'Post creation' button then user can create the post and also delete the post</text:p>
          </table:table-cell>
          <table:table-cell table:style-name="ce19" office:value-type="string" calcext:value-type="string">
            <text:p><text:span text:style-name="T9">Users may post pictures, text messages, videos on someone’s timelines to express their desires and intentions.  Text/audio/video content , Provide Rich Text Editors</text:span></text:p>
            <text:p><text:span text:style-name="T9">Target Specific Audience</text:span></text:p>
          </table:table-cell>
          <table:table-cell table:style-name="ce13"/>
          <table:table-cell table:number-columns-repeated="1016"/>
        </table:table-row>
        <table:table-row table:style-name="ro9">
          <table:table-cell table:style-name="ce13" office:value-type="float" office:value="10" calcext:value-type="float">
            <text:p>10</text:p>
          </table:table-cell>
          <table:table-cell table:style-name="ce8" office:value-type="string" calcext:value-type="string">
            <text:p>Post Likes</text:p>
          </table:table-cell>
          <table:table-cell table:style-name="ce10" office:value-type="string" calcext:value-type="string">
            <text:p><text:span text:style-name="T4">After user login, User can able to Create Post.</text:span></text:p>
            <text:p><text:span text:style-name="T4"/></text:p>
            <text:p><text:span text:style-name="T4">1.Once the user click on the “create post” button then user create the text message.</text:span></text:p>
            <text:p><text:span text:style-name="T4">2.User can select the love/care/sad/wow expressions in create post.      </text:span></text:p>
          </table:table-cell>
          <table:table-cell table:style-name="ce18" office:value-type="string" calcext:value-type="string">
            <text:p>Once user click on the 'Like 'button then user gives the expressions</text:p>
          </table:table-cell>
          <table:table-cell table:style-name="ce19" office:value-type="string" calcext:value-type="string">
            <text:p>love/care/sad/wow expressions </text:p>
          </table:table-cell>
          <table:table-cell table:style-name="ce13"/>
          <table:table-cell table:number-columns-repeated="1016"/>
        </table:table-row>
        <table:table-row table:style-name="ro11">
          <table:table-cell table:style-name="ce13" office:value-type="float" office:value="11" calcext:value-type="float">
            <text:p>11</text:p>
          </table:table-cell>
          <table:table-cell table:style-name="ce8" office:value-type="string" calcext:value-type="string">
            <text:p>Themes (Dark/Light)</text:p>
          </table:table-cell>
          <table:table-cell table:style-name="ce21" office:value-type="string" calcext:value-type="string">
            <text:p><text:span text:style-name="T5">As a logged in user, User can able to change the themes 1. Change Theme</text:span></text:p>
            <text:p><text:span text:style-name="T5"/></text:p>
            <text:p><text:span text:style-name="T5">&gt;dark</text:span></text:p>
            <text:p><text:span text:style-name="T5">&gt;Light</text:span></text:p>
            <text:p><text:span text:style-name="T5">&gt; Set Default</text:span></text:p>
            <text:p><text:span text:style-name="T5">1.Once the user click on the “change theme” button different type of themes will be displayed.</text:span></text:p>
            <text:p><text:span text:style-name="T5">2.User can select the theme as their wish ,it will effect to the entire page</text:span></text:p>
            <text:p><text:span text:style-name="T5">3.user can select the default theme by click on “Set default” button</text:span></text:p>
          </table:table-cell>
          <table:table-cell table:style-name="ce13" office:value-type="string" calcext:value-type="string">
            <text:p>As a logged in user , once the <text:s/>user click on the “change theme” button different type of themes will be displayed. User can select the theme as their wish.</text:p>
          </table:table-cell>
          <table:table-cell table:style-name="ce19" office:value-type="string" calcext:value-type="string">
            <text:p>User can change the theme.</text:p>
          </table:table-cell>
          <table:table-cell table:style-name="ce13"/>
          <table:table-cell table:number-columns-repeated="1016"/>
        </table:table-row>
        <table:table-row table:style-name="ro12">
          <table:table-cell table:style-name="ce13" office:value-type="float" office:value="12" calcext:value-type="float">
            <text:p>12</text:p>
          </table:table-cell>
          <table:table-cell table:style-name="ce8" office:value-type="string" calcext:value-type="string">
            <text:p>Events </text:p>
          </table:table-cell>
          <table:table-cell table:style-name="ce21" office:value-type="string" calcext:value-type="string">
            <text:p><text:span text:style-name="T5">Once the user logged into application successfully. 1.Event Button</text:span></text:p>
            <text:p><text:span text:style-name="T5"/></text:p>
            <text:p><text:span text:style-name="T5">&gt; Create Event</text:span></text:p>
            <text:p><text:span text:style-name="T5"/></text:p>
            <text:p><text:span text:style-name="T5">1. Add people</text:span></text:p>
            <text:p><text:span text:style-name="T5">2. Remove people</text:span></text:p>
            <text:p><text:span text:style-name="T5"/></text:p>
            <text:p><text:span text:style-name="T5">2.Cancel Event</text:span></text:p>
            <text:p><text:span text:style-name="T5"/></text:p>
            <text:p><text:span text:style-name="T5">1.user can able to create or remove the events by click on “Event button”</text:span></text:p>
            <text:p><text:span text:style-name="T5"/></text:p>
            <text:p><text:span text:style-name="T5">2. Once the user click on "Event button",Two lables will be displayed "Create Event" and "Cancel Event"</text:span></text:p>
            <text:p><text:span text:style-name="T5"/></text:p>
            <text:p><text:span text:style-name="T5">3.suppose if user click on "Cancel Event" without creating the event ,message should be displayed("Please Create a event")</text:span></text:p>
            <text:p><text:span text:style-name="T5"/></text:p>
            <text:p><text:span text:style-name="T5">4.if user click on "Create Event" Two lables will be displayed "Add people" and "Remove people"</text:span></text:p>
            <text:p><text:span text:style-name="T5"/></text:p>
            <text:p><text:span text:style-name="T5">5.suppose if user click on "Remove people" without adding people,message should be displayed("Please add the people")</text:span></text:p>
            <text:p><text:span text:style-name="T5"/></text:p>
            <text:p><text:span text:style-name="T5">6.user can create a event by click on "Add people" label(user can select the number of people with in the organization)message should be displayed(Event Created Successfully)</text:span></text:p>
            <text:p><text:span text:style-name="T5">and passed the information to the all the people in the event through notification.</text:span></text:p>
            <text:p><text:span text:style-name="T5"/></text:p>
            <text:p><text:span text:style-name="T5">7. User can remove the people by click on "Remove people"(user can remove the number of people who are already added in the event) and message should be passed through the notification (the people who removed from the event )</text:span></text:p>
            <text:p><text:span text:style-name="T5"/></text:p>
            <text:p><text:span text:style-name="T5">8.user can cancel event by click on "Cancel Event" label and message should be displayed(Event has been Removed) send the information to the all the people in the event through notification.</text:span></text:p>
          </table:table-cell>
          <table:table-cell table:style-name="ce13" office:value-type="string" calcext:value-type="string">
            <text:p>As a logged in user , once the <text:s/>user click on the “Event button” two options will be displayed “Create Event” and “Cancel Event” if user want to create event user can click on “create event” button and he can share information to other people . Suppose if user click on “cancel Event” button he can cancel the existing Event</text:p>
          </table:table-cell>
          <table:table-cell table:style-name="ce19" office:value-type="string" calcext:value-type="string">
            <text:p>User can create event and share the link, Audience can attend it as per visibility</text:p>
          </table:table-cell>
          <table:table-cell table:style-name="ce13"/>
          <table:table-cell table:number-columns-repeated="1016"/>
        </table:table-row>
        <table:table-row table:style-name="ro13">
          <table:table-cell table:style-name="ce13" office:value-type="float" office:value="13" calcext:value-type="float">
            <text:p>13</text:p>
          </table:table-cell>
          <table:table-cell table:style-name="ce8" office:value-type="string" calcext:value-type="string">
            <text:p>Page or Group Creation</text:p>
          </table:table-cell>
          <table:table-cell table:style-name="ce13" office:value-type="string" calcext:value-type="string">
            <text:p><text:span text:style-name="T6">As a logged-in user, </text:span><text:span text:style-name="T7"> user can see icons like “create page” and “create group” buttons.</text:span></text:p>
            <text:p><text:span text:style-name="T8"/></text:p>
            <text:p><text:span text:style-name="T8">1. Create page</text:span></text:p>
            <text:p><text:span text:style-name="T8">&gt;Page name</text:span></text:p>
            <text:p><text:span text:style-name="T8">&gt; message</text:span></text:p>
            <text:p><text:span text:style-name="T8"/></text:p>
            <text:p><text:span text:style-name="T8">2. select options</text:span></text:p>
            <text:p><text:span text:style-name="T8"/></text:p>
            <text:p><text:span text:style-name="T8">&gt;public</text:span></text:p>
            <text:p><text:span text:style-name="T8">&gt;private</text:span></text:p>
            <text:p><text:span text:style-name="T8"/></text:p>
            <text:p><text:span text:style-name="T8">1.Suppose user click on “create page” he can add information like “page name” and “message” and user can select the options like(public and private)</text:span></text:p>
            <text:p><text:span text:style-name="T8">2.Suppose user click on the public(All the people can see the user information with in the organization)</text:span></text:p>
            <text:p><text:span text:style-name="T8">3.Suppose user click on the private(user can add the people who can see user’s information with in the organization)</text:span></text:p>
            <text:p><text:span text:style-name="T8"/></text:p>
            <text:p><text:span text:style-name="T8">3.Suppose user click on “create group”</text:span></text:p>
            <text:p><text:span text:style-name="T8"/></text:p>
            <text:p><text:span text:style-name="T8">1. group name</text:span></text:p>
            <text:p><text:span text:style-name="T8">2. Add people /remove people</text:span></text:p>
            <text:p><text:span text:style-name="T8"/></text:p>
            <text:p><text:span text:style-name="T8">user can add and remove the people from group and user can chat with the group members</text:span></text:p>
          </table:table-cell>
          <table:table-cell table:style-name="ce13" office:value-type="string" calcext:value-type="string">
            <text:p>Once user logged into application , user can see icons like “create page” and “create group” buttons. Suppose user click on “create page” he can add information like “page name” and “message” and whom to share this information and related content .Suppose user click on <text:s/>“create group” user can add and remove the people from group and user can chat in the group members</text:p>
          </table:table-cell>
          <table:table-cell table:style-name="ce19" office:value-type="string" calcext:value-type="string">
            <text:p>User/admin can create own page or group for relevant information. </text:p>
          </table:table-cell>
          <table:table-cell table:style-name="ce13"/>
          <table:table-cell table:number-columns-repeated="1016"/>
        </table:table-row>
        <table:table-row table:style-name="ro14">
          <table:table-cell table:style-name="ce13" office:value-type="float" office:value="14" calcext:value-type="float">
            <text:p>14</text:p>
          </table:table-cell>
          <table:table-cell table:style-name="ce8" office:value-type="string" calcext:value-type="string">
            <text:p>Logout</text:p>
          </table:table-cell>
          <table:table-cell table:style-name="ce21" office:value-type="string" calcext:value-type="string">
            <text:p><text:span text:style-name="T5">As a logged in user , user can to able to Logout From any page</text:span></text:p>
            <text:p><text:span text:style-name="T5"/></text:p>
            <text:p><text:span text:style-name="T5">1. The user can logout of the application by selecting/clicking the logout button/facility.</text:span></text:p>
            <text:p><text:span text:style-name="T5">2. Logging out removes all authentication information from the application.                                                                                                      3. The user will be asked to confirm or cancel their logout action</text:span></text:p>
            <text:p><text:span text:style-name="T5">4. If the user chooses to cancel they will be returned to the previous screen and will not be logged out from application</text:span></text:p>
            <text:p><text:span text:style-name="T5">5. After logging out, the user should come back to login page.</text:span></text:p>
          </table:table-cell>
          <table:table-cell table:style-name="ce13" office:value-type="string" calcext:value-type="string">
            <text:p>1. The logout button/facility is easy to find and reach by the user in the application's navigation.</text:p>
            <text:p>2. Logging out the user should securely delete all authentication for the session.</text:p>
            <text:p>3. Logout should not fail.</text:p>
          </table:table-cell>
          <table:table-cell table:style-name="ce19" office:value-type="string" calcext:value-type="string">
            <text:p>As a user, I want to logout from the system at any time.</text:p>
          </table:table-cell>
          <table:table-cell table:style-name="ce13"/>
          <table:table-cell table:number-columns-repeated="1016"/>
        </table:table-row>
        <table:table-row table:style-name="ro1">
          <table:table-cell table:number-columns-repeated="4"/>
          <table:table-cell table:style-name="ce20"/>
          <table:table-cell table:number-columns-repeated="1017"/>
        </table:table-row>
        <table:table-row table:style-name="ro1">
          <table:table-cell/>
          <table:table-cell table:style-name="ce9"/>
          <table:table-cell table:number-columns-repeated="1020"/>
        </table:table-row>
        <table:table-row table:style-name="ro1" table:number-rows-repeated="1048554">
          <table:table-cell table:number-columns-repeated="1022"/>
        </table:table-row>
        <table:table-row table:style-name="ro1">
          <table:table-cell table:number-columns-repeated="1022"/>
        </table:table-row>
      </table:table>
      <table:named-expressions/>
      <table:database-ranges>
        <table:database-range table:name="__Anonymous_Sheet_DB__0" table:target-range-address="Sheet1.A5:Sheet1.F19" table:display-filter-buttons="tru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3" svg:font-family="Calibri"/>
    <style:font-face style:name="Calibri1" svg:font-family="Calibri1"/>
    <style:font-face style:name="Calibri2" svg:font-family="Calibri" style:font-family-generic="swis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1P0" style:volatile="true">
      <number:number number:decimal-places="0" number:min-decimal-places="0" number:min-integer-digits="1" number:grouping="true"/>
    </number:number-style>
    <number:number-style style:name="N111">
      <number:text>-</number:text>
      <number:number number:decimal-places="0" number:min-decimal-places="0" number:min-integer-digits="1" number:grouping="true"/>
      <style:map style:condition="value()&gt;=0" style:apply-style-name="N111P0"/>
    </number:number-style>
    <number:number-style style:name="N112P0" style:volatile="true">
      <number:number number:decimal-places="0" number:min-decimal-places="0" number:min-integer-digits="1" number:grouping="true"/>
    </number:number-style>
    <number:number-style style:name="N112">
      <style:text-properties fo:color="#ff0000"/>
      <number:text>-</number:text>
      <number:number number:decimal-places="0" number:min-decimal-places="0" number:min-integer-digits="1" number:grouping="true"/>
      <style:map style:condition="value()&gt;=0" style:apply-style-name="N112P0"/>
    </number:number-style>
    <number:number-style style:name="N113P0" style:volatile="true">
      <number:number number:decimal-places="2" number:min-decimal-places="2" number:min-integer-digits="1" number:grouping="true"/>
    </number:number-style>
    <number:number-style style:name="N113">
      <number:text>-</number:text>
      <number:number number:decimal-places="2" number:min-decimal-places="2" number:min-integer-digits="1" number:grouping="true"/>
      <style:map style:condition="value()&gt;=0" style:apply-style-name="N113P0"/>
    </number:number-style>
    <number:number-style style:name="N114P0" style:volatile="true">
      <number:number number:decimal-places="2" number:min-decimal-places="2" number:min-integer-digits="1" number:grouping="true"/>
    </number:number-style>
    <number:number-style style:name="N114">
      <style:text-properties fo:color="#ff0000"/>
      <number:text>-</number:text>
      <number:number number:decimal-places="2" number:min-decimal-places="2" number:min-integer-digits="1" number:grouping="true"/>
      <style:map style:condition="value()&gt;=0" style:apply-style-name="N114P0"/>
    </number:number-style>
    <number:number-style style:name="N118P0" style:volatile="true">
      <number:text> </number:text>
      <number:fill-character> </number:fill-character>
      <number:number number:decimal-places="0" number:min-decimal-places="0" number:min-integer-digits="1" number:grouping="true"/>
      <number:text> </number:text>
    </number:number-style>
    <number:number-style style:name="N118P1" style:volatile="true">
      <number:text>-</number:text>
      <number:fill-character> </number:fill-character>
      <number:number number:decimal-places="0" number:min-decimal-places="0" number:min-integer-digits="1" number:grouping="true"/>
      <number:text> </number:text>
    </number:number-style>
    <number:number-style style:name="N118P2" style:volatile="true">
      <number:text> </number:text>
      <number:fill-character> </number: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fill-character> </number:fill-character>
      <number:number number:decimal-places="2" number:min-decimal-places="2" number:min-integer-digits="1" number:grouping="true"/>
      <number:text> </number:text>
    </number:number-style>
    <number:number-style style:name="N122P1" style:volatile="true">
      <number:text>-</number:text>
      <number:fill-character> </number:fill-character>
      <number:number number:decimal-places="2" number:min-decimal-places="2" number:min-integer-digits="1" number:grouping="true"/>
      <number:text> </number:text>
    </number:number-style>
    <number:number-style style:name="N122P2" style:volatile="true">
      <number:text> </number:text>
      <number:fill-character> </number:fill-character>
      <number:text>-</number:text>
      <number:number number:decimal-places="0" number: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number:min-decimal-places="1" number:min-integer-digits="1" number:min-exponent-digits="1" number:exponent-interval="3" number:forced-exponent-sign="true"/>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22">00/00/0000</text:date>, <text:time style:data-style-name="N2" text:time-value="11:39:41.08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1:04.964000000</meta:creation-date>
    <meta:generator>LibreOffice/7.0.5.2$Windows_X86_64 LibreOffice_project/64390860c6cd0aca4beafafcfd84613dd9dfb63a</meta:generator>
    <dc:date>2021-04-22T22:25:41.609000000</dc:date>
    <meta:editing-duration>PT15H4M45S</meta:editing-duration>
    <meta:editing-cycles>63</meta:editing-cycles>
    <meta:document-statistic meta:table-count="1" meta:cell-count="71" meta:object-count="0"/>
  </office:meta>
</office:document-meta>
</file>